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7.06cm" fo:min-width="0.1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01cm" fo:min-width="0cm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cm" svg:height="27.31cm" svg:x="1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2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2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2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2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2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2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2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2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3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3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3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3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3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4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4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4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4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4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4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5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5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5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5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5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5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5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5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6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6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6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6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6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7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7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7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7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7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7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8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8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8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8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8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8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8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8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9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9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9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9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9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0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0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0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0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0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0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1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1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1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1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1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1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1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1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2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2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2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2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2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3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3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3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3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3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3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4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4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4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4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4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4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4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4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5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5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5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5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5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6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2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6.7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8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8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6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6.8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6.8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6.8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7.3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7.4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7.4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7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7.4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7.4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7.4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7.9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0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0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0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0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0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8.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6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6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8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8.6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8.6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8.669cm" svg:y="2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cm" svg:height="27.31cm" svg:x="19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.9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.6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3.3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4.0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4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5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6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6.8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7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8.2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8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9.6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0.3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1.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1.7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2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3.1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3.7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4.4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5.1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5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6.5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7.2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7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8.6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19.3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0.0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0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9.269cm" svg:y="21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2.1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2.8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3.5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9.269cm" svg:y="24.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4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5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62cm" svg:height="0.351cm" svg:x="19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6.3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6cm" svg:x="19.269cm" svg:y="27.0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62cm" svg:height="0.35cm" svg:x="19.269cm" svg:y="27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62cm" svg:height="0.175cm" svg:x="19.269cm" svg:y="27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07:39.045000000</meta:creation-date>
    <dc:date>2019-05-23T14:42:43.830000000</dc:date>
    <meta:editing-duration>PT6H28M52S</meta:editing-duration>
    <meta:editing-cycles>24</meta:editing-cycles>
    <meta:generator>LibreOffice/6.1.3.2$Windows_X86_64 LibreOffice_project/86daf60bf00efa86ad547e59e09d6bb77c699acb</meta:generator>
    <meta:document-statistic meta:object-count="2480"/>
  </office:meta>
</office:document-meta>
</file>